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e8a" officeooo:paragraph-rsid="00072e8a"/>
    </style:style>
    <style:style style:name="P2" style:family="paragraph" style:parent-style-name="Standard">
      <style:text-properties officeooo:rsid="0008ec61" officeooo:paragraph-rsid="0008ec61"/>
    </style:style>
    <style:style style:name="P3" style:family="paragraph" style:parent-style-name="Standard">
      <style:text-properties officeooo:rsid="0009d55c" officeooo:paragraph-rsid="0009d55c"/>
    </style:style>
    <style:style style:name="P4" style:family="paragraph" style:parent-style-name="Standard">
      <style:text-properties fo:font-size="20pt" fo:font-weight="bold" officeooo:rsid="0008ec61" officeooo:paragraph-rsid="0008ec61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9d55c" officeooo:paragraph-rsid="0009d55c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6pt" fo:font-weight="bold" officeooo:rsid="0009d55c" officeooo:paragraph-rsid="0009d55c" style:font-size-asian="16pt" style:font-weight-asian="bold" style:font-size-complex="16pt" style:font-weight-complex="bold"/>
    </style:style>
    <style:style style:name="T1" style:family="text">
      <style:text-properties officeooo:rsid="0008ec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9d55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08ec61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08ec61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Data Buffer</text:span> </text:p>
      <text:p text:style-name="P1"/>
      <text:p text:style-name="P1">I have used <text:span text:style-name="T3">an </text:span>if statement to <text:span text:style-name="T1">ensure that when the buffer exceeded 2 images, the oldest image get erased from the buffer. </text:span></text:p>
      <text:p text:style-name="P1"/>
      <text:p text:style-name="P2"><text:span text:style-name="T6">Keypoins</text:span> </text:p>
      <text:p text:style-name="P2"/>
      <text:p text:style-name="P2">I have used if statements to implement the chosen detector. Furthermore, I have used new variable (<text:span text:style-name="T2">filtered</text:span>) to hold the keypoints inside the specified rectangle. When all the points are stored, these keypoints overwrite the original <text:span text:style-name="T3">keypoints in </text:span><text:span text:style-name="T2">keypoints</text:span> variable.</text:p>
      <text:p text:style-name="P2"/>
      <text:p text:style-name="P4">Descriptors</text:p>
      <text:p text:style-name="P2"/>
      <text:p text:style-name="P2">Same method applied in keypoints section was also used in this section. <text:s/>FLANN, K-nearest neighbor, and distance ratio test <text:s/>was adapted from the lessons in this course. </text:p>
      <text:p text:style-name="P2"/>
      <text:p text:style-name="P2"><text:span text:style-name="T6">Performance</text:span> </text:p>
      <text:p text:style-name="P2"/>
      <text:p text:style-name="P2"><text:span text:style-name="T10">Task 7</text:span> </text:p>
      <text:p text:style-name="P2"/>
      <text:p text:style-name="P2">printf statement was used to print the size of the keypoints in the rectangle. The mean and variance of <text:span text:style-name="T3">keypoint.size of all 10 images were used to quantify the </text:span><text:s/><text:span text:style-name="T3">distribution of neighborhood size. </text:span></text:p>
      <text:p text:style-name="P2"/>
      <text:p text:style-name="P6">Task 8</text:p>
      <text:p text:style-name="P3"/>
      <text:p text:style-name="P3">Printf statement was used to show the number of keypoints <text:s/>matches of each pair in the 10 images per combination. <text:s/></text:p>
      <text:p text:style-name="P3"/>
      <text:p text:style-name="P5">Task 9</text:p>
      <text:p text:style-name="P3"/>
      <text:p text:style-name="P3">The average time of the 10 images of all combination was 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21:38:07.968263980</meta:creation-date>
    <dc:date>2020-02-16T22:09:12.197931734</dc:date>
    <meta:editing-duration>PT7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66" meta:character-count="996" meta:non-whitespace-character-count="830"/>
  </office:meta>
</office:document-meta>
</file>